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01eb" officeooo:paragraph-rsid="001e01eb"/>
    </style:style>
    <style:style style:name="P2" style:family="paragraph" style:parent-style-name="Standard">
      <style:text-properties officeooo:rsid="001e01eb" officeooo:paragraph-rsid="0021843e"/>
    </style:style>
    <style:style style:name="P3" style:family="paragraph" style:parent-style-name="Standard">
      <style:paragraph-properties fo:text-align="center" style:justify-single-word="false"/>
      <style:text-properties fo:color="#000000" fo:font-weight="bold" officeooo:paragraph-rsid="0021843e" fo:background-color="transparent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fo:font-weight="bold" officeooo:rsid="0021843e" officeooo:paragraph-rsid="0021843e" fo:background-color="transparent" style:font-weight-asian="bold" style:font-weight-complex="bold"/>
    </style:style>
    <style:style style:name="P5" style:family="paragraph" style:parent-style-name="Standard">
      <style:text-properties fo:color="#000000" officeooo:rsid="001e01eb" officeooo:paragraph-rsid="001e01eb"/>
    </style:style>
    <style:style style:name="T1" style:family="text">
      <style:text-properties officeooo:rsid="001e01eb"/>
    </style:style>
    <style:style style:name="T2" style:family="text">
      <style:text-properties officeooo:rsid="002184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5"><text:s text:c="2"/>UNIVERSIDADE FEDERAL DE VIÇOSA - CAMPUS RIO PARANAÍBA</text:p>
      <text:p text:style-name="P5"><text:s text:c="2"/>PER 2020-4 PERÍODO ESPECIAL REMOTO</text:p>
      <text:p text:style-name="P5"><text:s text:c="2"/>SIN 351 SISTEMAS OPERACIONAL</text:p>
      <text:p text:style-name="P5"><text:s text:c="2"/>PROFESSOR: RODRIGO MOREIRA</text:p>
      <text:p text:style-name="P5"><text:s text:c="2"/>Trabalho Prático II: Implementando um Gerenciador de Memória</text:p>
      <text:p text:style-name="P5"><text:s text:c="2"/>ALUNOS: 2746 RODRIGO DE OLIVEIRA COSTA</text:p>
      <text:p text:style-name="P5"><text:s text:c="10"/>6010 JOÃO VITOR AZEVEDO </text:p>
      <text:p text:style-name="P1"/>
      <text:p text:style-name="P3"><text:span text:style-name="T2">A</text:span><text:span text:style-name="T1">lgoritmo de substituição de Páginas Random (Aleatório)</text:span></text:p>
      <text:p text:style-name="P3"/>
      <text:p text:style-name="P3"/>
      <text:p text:style-name="P3"><text:span text:style-name="T2">A</text:span><text:span text:style-name="T1">lgoritmo de substituição de Páginas </text:span><text:span text:style-name="T2">FIFO</text:span><text:span text:style-name="T1"> (</text:span><text:span text:style-name="T2">FILA</text:span><text:span text:style-name="T1">)</text:span></text:p>
      <text:p text:style-name="P3"/>
      <text:p text:style-name="P3"/>
      <text:p text:style-name="P4">Conclusão</text:p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7T17:45:25.055681314</meta:creation-date>
    <dc:date>2020-12-07T19:37:52.164970727</dc:date>
    <meta:editing-duration>PT1H42M16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1" meta:paragraph-count="10" meta:word-count="53" meta:character-count="397" meta:non-whitespace-character-count="331"/>
  </office:meta>
</office:document-meta>
</file>